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list-style-name="LFO1" style:family="paragraph">
      <style:paragraph-properties fo:text-align="justify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 fo:text-indent="0.25in"/>
      <style:text-properties fo:font-size="14pt" style:font-size-asian="14pt" style:font-size-complex="14pt"/>
    </style:style>
    <style:style style:name="P6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7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8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9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" style:parent-style-name="Standard" style:list-style-name="LFO1" style:family="paragraph">
      <style:paragraph-properties fo:text-align="justify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justify"/>
      <style:text-properties style:font-name-complex="Mangal" fo:font-size="14pt" style:font-size-asian="14pt" style:font-size-complex="14pt"/>
    </style:style>
    <style:style style:name="P13" style:parent-style-name="Standard" style:family="paragraph">
      <style:paragraph-properties fo:text-align="justify" fo:text-indent="0.25in"/>
      <style:text-properties style:font-name-complex="Mangal" fo:font-size="14pt" style:font-size-asian="14pt" style:font-size-complex="14pt"/>
    </style:style>
    <style:style style:name="P14" style:parent-style-name="Standard" style:family="paragraph">
      <style:paragraph-properties fo:text-align="justify" fo:text-indent="0.25in"/>
    </style:style>
    <style:style style:name="T15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font-name-complex="Mangal" fo:font-size="14pt" style:font-size-asian="14pt" style:font-size-complex="14pt"/>
    </style:style>
    <style:style style:name="T17" style:parent-style-name="Policepardéfaut" style:family="text">
      <style:text-properties style:font-name-complex="Mangal" fo:font-size="14pt" style:font-size-asian="14pt" style:font-size-complex="14pt"/>
    </style:style>
    <style:style style:name="P18" style:parent-style-name="Standard" style:family="paragraph">
      <style:paragraph-properties fo:text-align="justify" fo:text-indent="0.25in"/>
    </style:style>
    <style:style style:name="T19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-complex="Mangal" fo:font-size="14pt" style:font-size-asian="14pt" style:font-size-complex="14pt"/>
    </style:style>
    <style:style style:name="T21" style:parent-style-name="Policepardéfaut" style:family="text">
      <style:text-properties style:font-name-complex="Mangal" fo:font-size="14pt" style:font-size-asian="14pt" style:font-size-complex="14pt"/>
    </style:style>
    <style:style style:name="P22" style:parent-style-name="Standard" style:family="paragraph">
      <style:paragraph-properties fo:text-align="justify" fo:text-indent="0.25in"/>
    </style:style>
    <style:style style:name="T23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-complex="Mangal" fo:font-size="14pt" style:font-size-asian="14pt" style:font-size-complex="14pt"/>
    </style:style>
    <style:style style:name="T25" style:parent-style-name="Policepardéfaut" style:family="text">
      <style:text-properties style:font-name-complex="Mangal" fo:font-size="14pt" style:font-size-asian="14pt" style:font-size-complex="14pt"/>
    </style:style>
    <style:style style:name="P26" style:parent-style-name="Standard" style:family="paragraph">
      <style:paragraph-properties fo:text-align="justify" fo:text-indent="0.25in"/>
      <style:text-properties style:font-name-complex="Mangal" fo:font-size="14pt" style:font-size-asian="14pt" style:font-size-complex="14pt"/>
    </style:style>
    <style:style style:name="P27" style:parent-style-name="Standard" style:family="paragraph">
      <style:paragraph-properties fo:text-align="justify" fo:text-indent="0.25in"/>
      <style:text-properties style:font-name-complex="Mangal" fo:font-size="14pt" style:font-size-asian="14pt" style:font-size-complex="14pt"/>
    </style:style>
    <style:style style:name="P28" style:parent-style-name="Standard" style:list-style-name="LFO1" style:family="paragraph">
      <style:paragraph-properties fo:text-align="justify"/>
      <style:text-properties style:font-name-complex="Mangal" fo:font-size="14pt" style:font-size-asian="14pt" style:font-size-complex="14pt"/>
    </style:style>
    <style:style style:name="P29" style:parent-style-name="Standard" style:list-style-name="LFO1" style:family="paragraph">
      <style:paragraph-properties fo:text-align="justify"/>
      <style:text-properties style:font-name-complex="Mangal"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style:font-name-complex="Mangal" fo:font-size="14pt" style:font-size-asian="14pt" style:font-size-complex="14pt"/>
    </style:style>
    <style:style style:name="P31" style:parent-style-name="Standard" style:family="paragraph">
      <style:paragraph-properties fo:text-align="justify" fo:text-indent="0.25in"/>
      <style:text-properties style:font-name-complex="Mangal" fo:font-size="14pt" style:font-size-asian="14pt" style:font-size-complex="14pt"/>
    </style:style>
    <style:style style:name="P32" style:parent-style-name="Normal" style:family="paragraph">
      <style:paragraph-properties fo:break-before="page"/>
      <style:text-properties style:font-name-complex="Mangal" fo:font-size="14pt" style:font-size-asian="14pt" style:font-size-complex="14pt" fo:hyphenate="true"/>
    </style:style>
    <style:style style:name="P33" style:parent-style-name="Standard" style:family="paragraph">
      <style:paragraph-properties fo:text-align="center" fo:text-indent="0.25in"/>
      <style:text-properties style:font-name-complex="Mangal" fo:font-size="16pt" style:font-size-asian="16pt" style:font-size-complex="16pt"/>
    </style:style>
    <style:style style:name="P34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35" style:parent-style-name="Standard" style:family="paragraph">
      <style:text-properties style:font-name-complex="Mangal" fo:font-weight="bold" style:font-weight-asian="bold" fo:font-size="14pt" style:font-size-asian="14pt" style:font-size-complex="14pt"/>
    </style:style>
    <style:style style:name="T36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style:font-name-complex="Mangal" fo:font-size="14pt" style:font-size-asian="14pt" style:font-size-complex="14pt"/>
    </style:style>
    <style:style style:name="T39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style:font-name-complex="Mangal" fo:font-size="14pt" style:font-size-asian="14pt" style:font-size-complex="14pt"/>
    </style:style>
    <style:style style:name="T41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style:font-name-complex="Mangal" fo:font-size="14pt" style:font-size-asian="14pt" style:font-size-complex="14pt"/>
    </style:style>
    <style:style style:name="T43" style:parent-style-name="Policepardéfaut" style:family="text">
      <style:text-properties style:font-name-complex="Mangal" fo:font-size="14pt" style:font-size-asian="14pt" style:font-size-complex="14pt"/>
    </style:style>
    <style:style style:name="T44" style:parent-style-name="Policepardéfaut" style:family="text">
      <style:text-properties style:font-name-complex="Mangal" fo:font-size="14pt" style:font-size-asian="14pt" style:font-size-complex="14pt"/>
    </style:style>
    <style:style style:name="T45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font-name-complex="Mangal" fo:font-size="14pt" style:font-size-asian="14pt" style:font-size-complex="14pt"/>
    </style:style>
    <style:style style:name="P48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49" style:parent-style-name="Standard" style:family="paragraph">
      <style:text-properties style:font-name-complex="Mangal" fo:font-weight="bold" style:font-weight-asian="bold" fo:font-size="14pt" style:font-size-asian="14pt" style:font-size-complex="14pt"/>
    </style:style>
    <style:style style:name="T50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font-name-complex="Mangal" fo:font-size="14pt" style:font-size-asian="14pt" style:font-size-complex="14pt"/>
    </style:style>
    <style:style style:name="T53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font-name-complex="Mangal" fo:font-size="14pt" style:font-size-asian="14pt" style:font-size-complex="14pt"/>
    </style:style>
    <style:style style:name="T55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style:font-name-complex="Mangal" fo:font-size="14pt" style:font-size-asian="14pt" style:font-size-complex="14pt"/>
    </style:style>
    <style:style style:name="T57" style:parent-style-name="Policepardéfaut" style:family="text">
      <style:text-properties style:font-name-complex="Mangal" fo:font-size="14pt" style:font-size-asian="14pt" style:font-size-complex="14pt"/>
    </style:style>
    <style:style style:name="T58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style:font-name-complex="Mangal" fo:font-size="14pt" style:font-size-asian="14pt" style:font-size-complex="14pt"/>
    </style:style>
    <style:style style:name="P61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62" style:parent-style-name="Standard" style:family="paragraph">
      <style:text-properties style:font-name-complex="Mangal" fo:font-weight="bold" style:font-weight-asian="bold" fo:font-size="14pt" style:font-size-asian="14pt" style:font-size-complex="14pt"/>
    </style:style>
    <style:style style:name="T63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style:font-name-complex="Mangal" fo:font-size="14pt" style:font-size-asian="14pt" style:font-size-complex="14pt"/>
    </style:style>
    <style:style style:name="T65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font-name-complex="Mangal" fo:font-size="14pt" style:font-size-asian="14pt" style:font-size-complex="14pt"/>
    </style:style>
    <style:style style:name="T67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style:font-name-complex="Mangal" fo:font-size="14pt" style:font-size-asian="14pt" style:font-size-complex="14pt"/>
    </style:style>
    <style:style style:name="T69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style:font-name-complex="Mangal" fo:font-size="14pt" style:font-size-asian="14pt" style:font-size-complex="14pt"/>
    </style:style>
    <style:style style:name="P72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73" style:parent-style-name="Standard" style:family="paragraph">
      <style:text-properties style:font-name-complex="Mangal" fo:font-weight="bold" style:font-weight-asian="bold" fo:font-size="14pt" style:font-size-asian="14pt" style:font-size-complex="14pt"/>
    </style:style>
    <style:style style:name="T74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style:font-name-complex="Mangal" fo:font-size="14pt" style:font-size-asian="14pt" style:font-size-complex="14pt"/>
    </style:style>
    <style:style style:name="T76" style:parent-style-name="Policepardéfaut" style:family="text">
      <style:text-properties style:font-name-complex="Mangal" fo:font-size="14pt" style:font-size-asian="14pt" style:font-size-complex="14pt"/>
    </style:style>
    <style:style style:name="T77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style:font-name-complex="Mangal" fo:font-size="14pt" style:font-size-asian="14pt" style:font-size-complex="14pt"/>
    </style:style>
    <style:style style:name="T79" style:parent-style-name="Policepardéfaut" style:family="text">
      <style:text-properties style:font-name-complex="Mangal" fo:font-size="14pt" style:font-size-asian="14pt" style:font-size-complex="14pt"/>
    </style:style>
    <style:style style:name="T80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style:font-name-complex="Mangal" fo:font-size="14pt" style:font-size-asian="14pt" style:font-size-complex="14pt"/>
    </style:style>
    <style:style style:name="T82" style:parent-style-name="Policepardéfaut" style:family="text">
      <style:text-properties style:font-name-complex="Mangal" fo:font-size="14pt" style:font-size-asian="14pt" style:font-size-complex="14pt"/>
    </style:style>
    <style:style style:name="T83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84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style:font-name-complex="Mangal" fo:font-size="14pt" style:font-size-asian="14pt" style:font-size-complex="14pt"/>
    </style:style>
    <style:style style:name="T86" style:parent-style-name="Policepardéfaut" style:family="text">
      <style:text-properties style:font-name-complex="Mangal" fo:font-size="14pt" style:font-size-asian="14pt" style:font-size-complex="14pt"/>
    </style:style>
    <style:style style:name="P87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88" style:parent-style-name="Standard" style:family="paragraph">
      <style:text-properties style:font-name-complex="Mangal" fo:font-weight="bold" style:font-weight-asian="bold" fo:font-size="14pt" style:font-size-asian="14pt" style:font-size-complex="14pt"/>
    </style:style>
    <style:style style:name="T89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style:font-name-complex="Mangal" fo:font-size="14pt" style:font-size-asian="14pt" style:font-size-complex="14pt"/>
    </style:style>
    <style:style style:name="T91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92" style:parent-style-name="Policepardéfaut" style:family="text">
      <style:text-properties style:font-name-complex="Mangal" fo:font-size="14pt" style:font-size-asian="14pt" style:font-size-complex="14pt"/>
    </style:style>
    <style:style style:name="T93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style:font-name-complex="Mangal" fo:font-size="14pt" style:font-size-asian="14pt" style:font-size-complex="14pt"/>
    </style:style>
    <style:style style:name="T95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96" style:parent-style-name="Policepardéfaut" style:family="text">
      <style:text-properties style:font-name-complex="Mangal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Policepardéfaut" style:family="text">
      <style:text-properties style:font-name-complex="Mangal" fo:font-size="14pt" style:font-size-asian="14pt" style:font-size-complex="14pt"/>
    </style:style>
    <style:style style:name="P98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99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100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  <style:style style:name="P101" style:parent-style-name="Standard" style:family="paragraph">
      <style:paragraph-properties fo:text-indent="0.25in"/>
      <style:text-properties style:font-name-complex="Mangal" fo:font-size="14pt" style:font-size-asian="14pt" style:font-size-complex="14pt"/>
    </style:style>
  </office:automatic-styles>
  <office:body>
    <office:text text:use-soft-page-breaks="true">
      <text:p text:style-name="P1">Cahier des charges</text:p>
      <text:p text:style-name="P2"/>
      <text:list text:style-name="LFO1" text:continue-numbering="true">
        <text:list-item>
          <text:p text:style-name="P3">But du jeu :</text:p>
        </text:list-item>
      </text:list>
      <text:p text:style-name="P4"/>
      <text:p text:style-name="P5">Le but du jeu est de constituer le plus de SET possible. Un set est constitué de 3 cartes qui doivent être soit toutes différentes, soit toutes<text:s/>identiques pour les 4 caractéristiques suivantes :</text:p>
      <text:list text:style-name="LFO1" text:continue-numbering="true">
        <text:list-item>
          <text:p text:style-name="P6">Le nombre de symboles (de 1 à 3)</text:p>
        </text:list-item>
        <text:list-item>
          <text:p text:style-name="P7">La forme des symboles (ovale, vague, losange)</text:p>
        </text:list-item>
        <text:list-item>
          <text:p text:style-name="P8">La couleur des symboles (rouge, vert, violet)</text:p>
        </text:list-item>
        <text:list-item>
          <text:p text:style-name="P9">Le remplissage des symboles (vide, hachuré, plein)</text:p>
        </text:list-item>
      </text:list>
      <text:p text:style-name="P10"/>
      <text:list text:style-name="LFO1" text:continue-numbering="true">
        <text:list-item>
          <text:p text:style-name="P11">Fonctionnement du jeu :</text:p>
        </text:list-item>
      </text:list>
      <text:p text:style-name="P12"/>
      <text:p text:style-name="P13">On<text:s/>a un jeu de 81 cartes toutes strictement différentes les unes des autres, puis on en place 12 sur la table.</text:p>
      <text:p text:style-name="P14"><text:span text:style-name="T15">En solo :</text:span><text:span text:style-name="T16"><text:s/>Le but est simplement de trouver le plus de SET possible en un temps donné. Dès que le joueur a trouvé un SET, il sélectionne simplement l</text:span><text:span text:style-name="T17">es 3 cartes qui le composent.</text:span></text:p>
      <text:p text:style-name="P18"><text:span text:style-name="T19">En multijoueur local :</text:span><text:span text:style-name="T20"><text:s/>De 2 à 4 personnes. De 2 à 4 boutons « SET » seront disposés dans les coins de l’écran pour les différents joueurs. Lorsqu’un joueur a trouvé un SET, il appuie sur le bouton qui lui correspond, puis séle</text:span><text:span text:style-name="T21">ctionne les 3 cartes qui composent le SET.</text:span></text:p>
      <text:p text:style-name="P22"><text:span text:style-name="T23">En multijoueur Bluetooth :</text:span><text:span text:style-name="T24"><text:s/>Chaque joueur utilise son téléphone et a un bouton dans le coin inférieur droit (ou gauche) de son écran. Lorsqu’il pense avoir un SET, il appuie sur le bouton, puis sélectionne les cart</text:span><text:span text:style-name="T25">es qui le composent.</text:span></text:p>
      <text:p text:style-name="P26"/>
      <text:p text:style-name="P27">Lorsqu’un joueur a sélectionné les cartes qui composent son SET :</text:p>
      <text:list text:style-name="LFO1" text:continue-numbering="true">
        <text:list-item>
          <text:p text:style-name="P28">Si le SET est correct, les cartes sont retirées de la partie et le joueur gagne un point.</text:p>
        </text:list-item>
        <text:list-item>
          <text:p text:style-name="P29">Si le SET est incorrect, les cartes restent en jeu, et le joueur perd un<text:s/>point.</text:p>
        </text:list-item>
      </text:list>
      <text:p text:style-name="P30"/>
      <text:p text:style-name="P31">Si les joueurs pensent qu’il n’y a aucun SET, ils peuvent demander à ajouter 3 cartes au jeu.</text:p>
      <text:p text:style-name="P32"/>
      <text:soft-page-break/>
      <text:p text:style-name="P33">Specs fonctionnels :</text:p>
      <text:p text:style-name="P34"/>
      <text:p text:style-name="P35">F1 : Lancer une partie solo</text:p>
      <text:p text:style-name="Standard"><text:span text:style-name="T36">D</text:span><text:span text:style-name="T37">escription de la fonctionnalité :</text:span><text:span text:style-name="T38"><text:s/>Permet de lancer une partie en solo</text:span></text:p>
      <text:p text:style-name="Standard"><text:span text:style-name="T39">Entrée :</text:span><text:span text:style-name="T40"><text:s/>Aucune</text:span></text:p>
      <text:p text:style-name="Standard"><text:span text:style-name="T41">Traitement :</text:span><text:span text:style-name="T42"><text:s/></text:span><text:span text:style-name="T43">Génération des différents decks</text:span><text:span text:style-name="T44"><text:s/></text:span></text:p>
      <text:p text:style-name="Standard"><text:span text:style-name="T45">Sortie</text:span><text:span text:style-name="T46"> :</text:span><text:span text:style-name="T47"><text:s/>Une nouvelle partie commence</text:span></text:p>
      <text:p text:style-name="P48"/>
      <text:p text:style-name="P49">F2 : Lancer une partie<text:s/>en multijoueur local</text:p>
      <text:p text:style-name="Standard"><text:span text:style-name="T50">De</text:span><text:span text:style-name="T51">scription de la fonctionnalité :</text:span><text:span text:style-name="T52"><text:s/>Permet de lancer une partie en solo</text:span></text:p>
      <text:p text:style-name="Standard"><text:span text:style-name="T53">Entrée :</text:span><text:span text:style-name="T54"><text:s/>Aucune</text:span></text:p>
      <text:p text:style-name="Standard"><text:span text:style-name="T55">Traitement :</text:span><text:span text:style-name="T56"><text:s/></text:span><text:span text:style-name="T57">Génération des différents decks</text:span></text:p>
      <text:p text:style-name="Standard"><text:span text:style-name="T58">Sortie</text:span><text:span text:style-name="T59"> :</text:span><text:span text:style-name="T60"><text:s/>Une nouvelle partie commence</text:span></text:p>
      <text:p text:style-name="P61"/>
      <text:p text:style-name="P62">F3 :<text:s/>Héberger<text:s/>une partie<text:s/>en multijoueur Bluetooth</text:p>
      <text:p text:style-name="Standard"><text:span text:style-name="T63">Description de la fonctionnalité :</text:span><text:span text:style-name="T64"><text:s/>Permet de créer un lobby Bluetooth</text:span></text:p>
      <text:p text:style-name="Standard"><text:span text:style-name="T65">Entrée :</text:span><text:span text:style-name="T66"><text:s/>Aucune</text:span></text:p>
      <text:p text:style-name="Standard"><text:span text:style-name="T67">Traitement :</text:span><text:span text:style-name="T68"><text:s/>Ouverture du lobby aux autres utilisateurs</text:span></text:p>
      <text:p text:style-name="Standard"><text:span text:style-name="T69">Sortie</text:span><text:span text:style-name="T70"> :</text:span><text:span text:style-name="T71"><text:s/>Lobby en attente de joueurs</text:span></text:p>
      <text:p text:style-name="P72"/>
      <text:p text:style-name="P73">F4 :<text:s/>Rejoindre<text:s/>une partie<text:s/>en multijoueur local</text:p>
      <text:p text:style-name="Standard"><text:span text:style-name="T74">Description de la fonctionnalité :</text:span><text:span text:style-name="T75"><text:s/>Permet de<text:s/></text:span><text:span text:style-name="T76">rejoindre un lobby par Bluetooth</text:span></text:p>
      <text:p text:style-name="Standard"><text:span text:style-name="T77">Entrée :</text:span><text:span text:style-name="T78"><text:s/></text:span><text:span text:style-name="T79">Le lobby qu’on souhaite rejoindre</text:span></text:p>
      <text:p text:style-name="Standard"><text:span text:style-name="T80">Traitement :</text:span><text:span text:style-name="T81"><text:s/></text:span><text:span text:style-name="T82">Connexion par Bluetooth au lobby souhaité</text:span></text:p>
      <text:p text:style-name="Standard"><text:span text:style-name="T83">Sortie</text:span><text:span text:style-name="T84"> :</text:span><text:span text:style-name="T85"><text:s/></text:span><text:span text:style-name="T86">Le joueur a rejoint le lobby, en attente du lancement de la partie par l’hébergeur</text:span></text:p>
      <text:p text:style-name="P87"/>
      <text:p text:style-name="P88">F5 : Lancer une partie<text:s/>en multijoueur local</text:p>
      <text:p text:style-name="Standard"><text:span text:style-name="T89">Description de la fonctionnalité :</text:span><text:span text:style-name="T90"><text:s/>Permet de lancer une partie en solo</text:span></text:p>
      <text:p text:style-name="Standard"><text:span text:style-name="T91">Entrée :</text:span><text:span text:style-name="T92"><text:s/>Un lobby Bluetooth avec au moins 2 joueurs</text:span></text:p>
      <text:p text:style-name="Standard"><text:span text:style-name="T93">Traitement :</text:span><text:span text:style-name="T94"><text:s/>Génération des différents decks</text:span></text:p>
      <text:p text:style-name="Standard"><text:span text:style-name="T95">Sortie</text:span><text:span text:style-name="T96"> :</text:span><text:span text:style-name="T97"><text:s/>Une nouvelle partie commence en multijoueur en ligne</text:span></text:p>
      <text:p text:style-name="P98"/>
      <text:p text:style-name="P99"/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ejaVu Sans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steban RIAT</dc:creator>
    <meta:creation-date>2019-10-21T08:43:00Z</meta:creation-date>
    <dc:date>2019-10-21T10:00:00Z</dc:date>
    <meta:template xlink:href="Normal" xlink:type="simple"/>
    <meta:editing-cycles>9</meta:editing-cycles>
    <meta:editing-duration>PT2640S</meta:editing-duration>
    <meta:document-statistic meta:page-count="2" meta:paragraph-count="5" meta:word-count="433" meta:character-count="2813" meta:row-count="19" meta:non-whitespace-character-count="2385"/>
  </office:meta>
</office:document-meta>
</file>